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Invocations.recorded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Invocations.assertT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Invocations.RuntimeHintsInvocations( List &lt; RecordedInv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